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d9efd" officeooo:paragraph-rsid="001d9ef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d9efd" officeooo:paragraph-rsid="001d9ef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9efd" officeooo:paragraph-rsid="001d9ef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9efd" officeooo:paragraph-rsid="001d9ef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9efd" officeooo:paragraph-rsid="001d9efd" style:font-size-asian="8.75pt" style:font-weight-asian="bold" style:font-size-complex="10pt" style:font-weight-complex="bold"/>
    </style:style>
    <style:style style:name="P7" style:family="paragraph" style:parent-style-name="Hanging_20_indent"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9efd" officeooo:paragraph-rsid="001d9efd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9efd" officeooo:paragraph-rsid="001d9efd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9efd" officeooo:paragraph-rsid="001d9efd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9efd" officeooo:paragraph-rsid="0020fd9f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a639" officeooo:paragraph-rsid="001fa639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a639" officeooo:paragraph-rsid="001fcdc3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a639" officeooo:paragraph-rsid="0020fd9f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a639" officeooo:paragraph-rsid="0020fd9f" style:font-size-asian="8.75pt" style:font-weight-asian="bold" style:font-size-complex="10pt" style:font-weight-complex="bold"/>
    </style:style>
    <style:style style:name="T1" style:family="text">
      <style:text-properties officeooo:rsid="001d9e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efd" style:font-weight-asian="bold" style:font-weight-complex="bold"/>
    </style:style>
    <style:style style:name="T4" style:family="text">
      <style:text-properties officeooo:rsid="0020fd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TO JAVA</text:p>
      <text:p text:style-name="P3">LECTURE 3 : HOW IS DATA STORED?</text:p>
      <text:p text:style-name="P3"/>
      <text:p text:style-name="P4">(Short data type)</text:p>
      <text:p text:style-name="P5">1. Short data type has a minimum value of -</text:p>
      <text:p text:style-name="Hanging_20_indent"><text:span text:style-name="T1">a) </text:span>-2,147,483,648<text:tab/><text:tab/><text:tab/><text:tab/><text:tab/><text:tab/><text:span text:style-name="T3">b) </text:span><text:span text:style-name="T2">-32,768</text:span></text:p>
      <text:p text:style-name="Hanging_20_indent"><text:span text:style-name="T1">c) </text:span>-32,767<text:tab/><text:tab/><text:tab/><text:tab/><text:tab/><text:tab/><text:tab/><text:span text:style-name="T1">d) </text:span>-127</text:p>
      <text:p text:style-name="P12">SOLUTION DESCRIPTION:</text:p>
      <text:p text:style-name="Hanging_20_indent">Short is of 16 bits. Here, 1 bit is used to store the sign and the remaining 15 bits for the value. <text:s/>So the smallest value a short data type can store is : - 2^15., where 2^15 is -32,768.</text:p>
      <text:p text:style-name="P4"/>
      <text:p text:style-name="P4">(Byte)</text:p>
      <text:p text:style-name="P5">2. Range of byte data type is ?</text:p>
      <text:p text:style-name="Hanging_20_indent"><text:span text:style-name="T1">a) </text:span>-128 to 255<text:tab/><text:tab/><text:tab/><text:tab/><text:tab/><text:tab/><text:span text:style-name="T1">b) </text:span>-128 to 256</text:p>
      <text:p text:style-name="Hanging_20_indent"><text:span text:style-name="T3">c) </text:span><text:span text:style-name="T2">-128 to 127</text:span><text:tab/><text:tab/><text:tab/><text:tab/><text:tab/><text:tab/><text:span text:style-name="T1">d) </text:span>-127 to 128</text:p>
      <text:p text:style-name="P13">SOLUTION DESCRIPTION:</text:p>
      <text:p text:style-name="Hanging_20_indent">####Range of byte(8 bits) is : -2^7 to 2^7-1</text:p>
      <text:p text:style-name="P4"/>
      <text:p text:style-name="P4">(Check for Error)</text:p>
      <text:p text:style-name="P5">3. Will following statement give an error ?</text:p>
      <text:p text:style-name="P6"/>
      <text:p text:style-name="P6">float f = 1.4;</text:p>
      <text:p text:style-name="P6"/>
      <text:p text:style-name="Hanging_20_indent"><text:span text:style-name="T3">a) </text:span><text:span text:style-name="T2">Yes</text:span><text:tab/><text:tab/><text:tab/><text:tab/><text:tab/><text:tab/><text:tab/><text:span text:style-name="T1">b) </text:span>No</text:p>
      <text:p text:style-name="P14">SOLUTION DESCRIPTION:</text:p>
      <text:p text:style-name="Hanging_20_indent">####System treats all decimal numbers as double by default. So 1.4 is stored as double(which is of 8 bytes). When we will try put a double into a float(which is of 4 bytes), it will give you error.</text:p>
      <text:p text:style-name="P4"/>
      <text:p text:style-name="P4">(Figure out the Output)</text:p>
      <text:p text:style-name="P5">4. What will be the output of the following statement ?</text:p>
      <text:p text:style-name="P6"/>
      <text:p text:style-name="P6">System.out.println('a' + 1);</text:p>
      <text:p text:style-name="P6"/>
      <text:p text:style-name="P10">A<text:span text:style-name="T4">NSWER: 98</text:span></text:p>
      <text:p text:style-name="P10"/>
      <text:p text:style-name="P15">SOLUTION DESCRIPTION:</text:p>
      <text:p text:style-name="Hanging_20_indent">####When you add a character and an int, it will add the ASCII value of <text:s/>char ‘a’ i.e 97 <text:s/>and int 1. So ans will be 98.</text:p>
      <text:p text:style-name="P4"/>
      <text:p text:style-name="P4">(Figure out the Output)</text:p>
      <text:p text:style-name="P5">5. What will be the output ?</text:p>
      <text:p text:style-name="P6"/>
      <text:p text:style-name="P6">int i = 'c';</text:p>
      <text:p text:style-name="P6">System.out.println(i);</text:p>
      <text:p text:style-name="P6"/>
      <text:p text:style-name="P11">A<text:span text:style-name="T4">NSWER: 99</text:span></text:p>
      <text:p text:style-name="P15"/>
      <text:p text:style-name="P15">SOLUTION DESCRIPTION:</text:p>
      <text:p text:style-name="Hanging_20_indent">When we put char ‘c’ into an int, its ASCII value will be put in the int i.e. 99.</text:p>
      <text:p text:style-name="P4"><text:soft-page-break/></text:p>
      <text:p text:style-name="P4">(Automatic type conversion)</text:p>
      <text:p text:style-name="P5">6. Automatic type conversion in Java takes place when :</text:p>
      <text:p text:style-name="Hanging_20_indent"><text:span text:style-name="T1">a)</text:span> Two type are compatible and size of destination type is shorter than source type.</text:p>
      <text:p text:style-name="P7"><text:span text:style-name="T1">b)</text:span> Two type are compatible and size of destination type is larger than source type.</text:p>
      <text:p text:style-name="Hanging_20_indent"><text:span text:style-name="T1">c)</text:span> Both 1 and 2</text:p>
      <text:p text:style-name="Hanging_20_indent"><text:span text:style-name="T1">d)</text:span> None of the above</text:p>
      <text:p text:style-name="P4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08:00.738636974</meta:creation-date>
    <dc:title>Coding Ninjas A4 Sheet</dc:title>
    <meta:editing-duration>PT4M58S</meta:editing-duration>
    <meta:editing-cycles>6</meta:editing-cycles>
    <meta:generator>LibreOffice/7.3.7.2$Linux_X86_64 LibreOffice_project/30$Build-2</meta:generator>
    <dc:date>2023-01-12T10:25:15.337752533</dc:date>
    <meta:document-statistic meta:table-count="0" meta:image-count="0" meta:object-count="0" meta:page-count="2" meta:paragraph-count="41" meta:word-count="311" meta:character-count="1604" meta:non-whitespace-character-count="1304"/>
    <meta:template xlink:type="simple" xlink:actuate="onRequest" xlink:title="Coding Ninjas A4 Sheet" xlink:href="../../../../../../../../../Templates/Coding%20Ninjas%20MCQ%20A4%20Sheet.ott" meta:date="2023-01-12T10:07:59.412533018"/>
  </office:meta>
</office:document-meta>
</file>